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List_20_Paragraph" style:list-style-name="WWNum1">
      <style:paragraph-properties fo:margin-left="0.751cm" fo:margin-right="-0.191cm" fo:margin-top="0.212cm" fo:margin-bottom="0.212cm" style:contextual-spacing="true" fo:line-height="115%" fo:text-indent="-0.501cm" style:auto-text-indent="false"/>
    </style:style>
    <style:style style:name="P4" style:family="paragraph" style:parent-style-name="List_20_Paragraph" style:list-style-name="">
      <style:paragraph-properties fo:margin-left="1.52cm" fo:margin-right="-0.191cm" fo:margin-top="0.212cm" fo:margin-bottom="0.212cm" style:contextual-spacing="true" fo:line-height="115%" fo:text-indent="0cm" style:auto-text-indent="false"/>
      <style:text-properties style:font-name="Arial" style:font-name-asian="Arial1" style:font-name-complex="Arial1"/>
    </style:style>
    <style:style style:name="P5" style:family="paragraph" style:parent-style-name="List_20_Paragraph" style:list-style-name="">
      <style:paragraph-properties fo:margin-left="1.52cm" fo:margin-right="-0.191cm" fo:margin-top="0.212cm" fo:margin-bottom="0.212cm" style:contextual-spacing="true" fo:line-height="115%" fo:text-indent="0cm" style:auto-text-indent="false"/>
      <style:text-properties style:font-name="Arial" style:font-name-complex="Arial1"/>
    </style:style>
    <style:style style:name="P6" style:family="paragraph" style:parent-style-name="List_20_Paragraph" style:list-style-name="">
      <style:paragraph-properties fo:margin-left="0.751cm" fo:margin-right="-0.191cm" fo:margin-top="0.212cm" fo:margin-bottom="0.212cm" style:contextual-spacing="true" fo:line-height="115%" fo:text-indent="0cm" style:auto-text-indent="false"/>
      <style:text-properties style:font-name="Arial" style:font-name-complex="Arial1"/>
    </style:style>
    <style:style style:name="P7" style:family="paragraph" style:parent-style-name="Standard">
      <style:paragraph-properties fo:margin-top="0cm" fo:margin-bottom="0.353cm" style:contextual-spacing="false" fo:line-height="115%" fo:text-align="center" style:justify-single-word="false"/>
    </style:style>
    <style:style style:name="P8" style:family="paragraph" style:parent-style-name="Standard">
      <style:paragraph-properties fo:margin-top="0cm" fo:margin-bottom="0.212cm" style:contextual-spacing="false" fo:line-height="115%" fo:text-align="justify" style:justify-single-word="false"/>
    </style:style>
    <style:style style:name="P9" style:family="paragraph" style:parent-style-name="Standard" style:list-style-name="">
      <style:paragraph-properties fo:margin-left="0cm" fo:margin-right="0cm" fo:margin-top="0.212cm" fo:margin-bottom="0.212cm" style:contextual-spacing="false" fo:text-align="justify" style:justify-single-word="false" fo:text-indent="0cm" style:auto-text-indent="false"/>
      <style:text-properties style:font-name="Arial" fo:font-size="11pt" fo:font-weight="bold" style:font-name-asian="Arial Unicode MS" style:font-size-asian="11pt" style:font-weight-asian="bold" style:font-name-complex="Arial1" style:font-size-complex="11pt"/>
    </style:style>
    <style:style style:name="P10" style:family="paragraph" style:parent-style-name="Standard">
      <style:paragraph-properties fo:margin-top="0cm" fo:margin-bottom="0.212cm" style:contextual-spacing="false" fo:line-height="115%" fo:text-align="justify" style:justify-single-word="false"/>
      <style:text-properties style:font-name="Arial" fo:font-size="11pt" style:font-size-asian="11pt" style:font-name-complex="Arial1" style:font-size-complex="11pt"/>
    </style:style>
    <style:style style:name="P11" style:family="paragraph" style:parent-style-name="Standard">
      <style:paragraph-properties fo:text-align="center" style:justify-single-word="false"/>
      <style:text-properties style:font-name="Arial" fo:font-size="11pt" style:font-name-asian="Arial Unicode MS" style:font-size-asian="11pt" style:font-name-complex="Arial1" style:font-size-complex="11pt"/>
    </style:style>
    <style:style style:name="P12" style:family="paragraph" style:parent-style-name="Standard" style:list-style-name="">
      <style:paragraph-properties fo:margin-left="0cm" fo:margin-right="0cm" fo:margin-top="0.212cm" fo:margin-bottom="0.212cm" style:contextual-spacing="false" fo:text-align="justify" style:justify-single-word="false" fo:text-indent="0cm" style:auto-text-indent="false"/>
    </style:style>
    <style:style style:name="P13" style:family="paragraph" style:parent-style-name="Standard">
      <style:paragraph-properties fo:text-align="center" style:justify-single-word="false"/>
    </style:style>
    <style:style style:name="P14" style:family="paragraph" style:parent-style-name="Standard_20__28_user_29_">
      <style:paragraph-properties fo:margin-top="0cm" fo:margin-bottom="0.212cm" style:contextual-spacing="false" fo:line-height="115%" fo:text-align="justify" style:justify-single-word="false"/>
    </style:style>
    <style:style style:name="P15" style:family="paragraph" style:parent-style-name="Standard_20__28_user_29_">
      <style:paragraph-properties fo:margin-left="1.27cm" fo:margin-right="0cm" fo:margin-top="0cm" fo:margin-bottom="0.212cm" style:contextual-spacing="false" fo:line-height="115%" fo:text-align="start" style:justify-single-word="false" fo:text-indent="0cm" style:auto-text-indent="false"/>
    </style:style>
    <style:style style:name="P16" style:family="paragraph" style:parent-style-name="Standard_20__28_user_29_">
      <style:paragraph-properties fo:margin-top="0cm" fo:margin-bottom="0.212cm" style:contextual-spacing="false" fo:line-height="115%"/>
    </style:style>
    <style:style style:name="P17" style:family="paragraph" style:parent-style-name="Standard_20__28_user_29_">
      <style:paragraph-properties fo:margin-top="0cm" fo:margin-bottom="0.212cm" style:contextual-spacing="false" fo:line-height="115%" fo:text-align="justify" style:justify-single-word="false"/>
      <style:text-properties style:use-window-font-color="true" loext:opacity="0%" style:font-name="Arial" fo:font-size="11pt" style:text-underline-style="none" style:font-size-asian="11pt" style:font-name-complex="Arial1" style:font-size-complex="11pt"/>
    </style:style>
    <style:style style:name="P18" style:family="paragraph" style:parent-style-name="Standard_20__28_user_29_">
      <style:paragraph-properties fo:margin-top="0cm" fo:margin-bottom="0.212cm" style:contextual-spacing="false" fo:line-height="115%" fo:text-align="justify" style:justify-single-word="false"/>
      <style:text-properties fo:color="#000000" loext:opacity="100%" style:font-name="Arial" fo:font-size="11pt" style:font-name-asian="Arial1" style:font-size-asian="11pt" style:font-name-complex="Arial1" style:font-size-complex="11pt"/>
    </style:style>
    <style:style style:name="P19" style:family="paragraph" style:parent-style-name="Standard_20__28_user_29_">
      <style:paragraph-properties fo:margin-top="0cm" fo:margin-bottom="0.212cm" style:contextual-spacing="false" fo:line-height="115%" fo:text-align="justify" style:justify-single-word="false"/>
      <style:text-properties style:font-name="Arial" fo:font-size="11pt" style:font-name-asian="Arial1" style:font-size-asian="11pt" style:font-name-complex="Arial1" style:font-size-complex="11pt"/>
    </style:style>
    <style:style style:name="P20" style:family="paragraph" style:parent-style-name="Standard_20__28_user_29_">
      <style:paragraph-properties fo:margin-top="0cm" fo:margin-bottom="0.212cm" style:contextual-spacing="false" fo:line-height="115%" fo:text-align="justify" style:justify-single-word="false"/>
      <style:text-properties style:font-name="Arial" fo:font-size="11pt" style:font-size-asian="11pt" style:font-name-complex="Arial1" style:font-size-complex="11pt"/>
    </style:style>
    <style:style style:name="P21" style:family="paragraph" style:parent-style-name="Standard_20__28_user_29_">
      <style:paragraph-properties fo:margin-top="0cm" fo:margin-bottom="0.212cm" style:contextual-spacing="false" fo:line-height="115%" fo:text-align="justify" style:justify-single-word="false" fo:break-before="page"/>
      <style:text-properties style:font-name="Arial" fo:font-size="11pt" style:font-size-asian="11pt" style:font-name-complex="Arial1" style:font-size-complex="11pt"/>
    </style:style>
    <style:style style:name="P22" style:family="paragraph" style:parent-style-name="Standard_20__28_user_29_">
      <style:paragraph-properties fo:margin-left="1.27cm" fo:margin-right="0cm" fo:margin-top="0cm" fo:margin-bottom="0.212cm" style:contextual-spacing="false" fo:line-height="115%" fo:text-align="start" style:justify-single-word="false" fo:text-indent="0cm" style:auto-text-indent="false"/>
      <style:text-properties style:font-name="Arial" fo:font-size="11pt" style:font-size-asian="11pt" style:font-name-complex="Arial1" style:font-size-complex="11pt"/>
    </style:style>
    <style:style style:name="P23" style:family="paragraph" style:parent-style-name="Standard_20__28_user_29_">
      <style:paragraph-properties fo:margin-top="0cm" fo:margin-bottom="0.212cm" style:contextual-spacing="false" fo:line-height="115%" fo:text-align="justify" style:justify-single-word="false"/>
      <style:text-properties style:font-name="Arial" fo:font-size="11pt" fo:font-weight="bold" style:font-name-asian="Arial Unicode MS" style:font-size-asian="11pt" style:font-weight-asian="bold" style:font-name-complex="Arial1" style:font-size-complex="11pt"/>
    </style:style>
    <style:style style:name="P24" style:family="paragraph" style:parent-style-name="Text_20_body">
      <style:paragraph-properties fo:margin-top="0cm" fo:margin-bottom="0cm" style:contextual-spacing="false" fo:text-align="start" style:justify-single-word="false"/>
    </style:style>
    <style:style style:name="P25" style:family="paragraph" style:parent-style-name="Text_20_body">
      <style:paragraph-properties fo:margin-top="0cm" fo:margin-bottom="0.423cm" style:contextual-spacing="false" fo:text-align="start" style:justify-single-word="false"/>
    </style:style>
    <style:style style:name="P26" style:family="paragraph" style:parent-style-name="Text_20_body">
      <style:paragraph-properties fo:margin-top="0cm" fo:margin-bottom="0cm" style:contextual-spacing="false" fo:text-align="start" style:justify-single-word="false"/>
    </style:style>
    <style:style style:name="P27" style:family="paragraph" style:parent-style-name="Text_20_body">
      <style:paragraph-properties fo:text-align="start" style:justify-single-word="false"/>
      <style:text-properties style:font-name="Arial" fo:font-size="11pt" fo:font-style="normal" style:font-size-asian="11pt" style:font-style-asian="normal" style:font-name-complex="Arial1" style:font-size-complex="11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1pt" fo:font-style="normal" style:font-size-asian="11pt" style:font-style-asian="normal" style:font-name-complex="Arial1" style:font-size-complex="11pt"/>
    </style:style>
    <style:style style:name="T3" style:family="text">
      <style:text-properties style:font-name="Arial" fo:font-size="11pt" fo:font-weight="bold" style:font-name-asian="Arial Unicode MS" style:font-size-asian="11pt" style:font-weight-asian="bold" style:font-name-complex="Arial1" style:font-size-complex="11pt"/>
    </style:style>
    <style:style style:name="T4" style:family="text">
      <style:text-properties style:font-name="Arial" fo:font-size="11pt" fo:font-weight="bold" style:font-size-asian="11pt" style:font-weight-asian="bold" style:font-name-complex="Arial1" style:font-size-complex="11pt"/>
    </style:style>
    <style:style style:name="T5" style:family="text">
      <style:text-properties style:font-name="Arial" fo:font-size="11pt" fo:font-weight="bold" style:font-size-asian="11pt" style:font-weight-asian="bold" style:font-name-complex="Arial1" style:font-size-complex="11pt" style:font-weight-complex="bold"/>
    </style:style>
    <style:style style:name="T6" style:family="text">
      <style:text-properties style:font-name="Arial" fo:font-size="11pt" style:font-name-asian="Arial Unicode MS"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style:font-size-asian="11pt" style:font-name-complex="Arial1" style:font-size-complex="11pt"/>
    </style:style>
    <style:style style:name="T9" style:family="text">
      <style:text-properties style:font-name="Arial" fo:font-weight="bold" style:font-name-asian="Arial1" style:font-weight-asian="bold" style:font-name-complex="Arial1" style:font-weight-complex="bold"/>
    </style:style>
    <style:style style:name="T10" style:family="text">
      <style:text-properties style:font-name="Arial" fo:font-weight="bold" style:font-weight-asian="bold" style:font-name-complex="Arial1" style:font-weight-complex="bold"/>
    </style:style>
    <style:style style:name="T11" style:family="text">
      <style:text-properties style:font-name="Arial" style:font-name-asian="Arial1" style:font-name-complex="Arial1"/>
    </style:style>
    <style:style style:name="T12" style:family="text">
      <style:text-properties style:font-name="Arial" style:font-name-complex="Arial1"/>
    </style:style>
    <style:style style:name="T13" style:family="text">
      <style:text-properties style:font-name="Arial" style:text-underline-style="solid" style:text-underline-width="auto" style:text-underline-color="font-color" style:font-name-complex="Arial1"/>
    </style:style>
    <style:style style:name="T14" style:family="text">
      <style:text-properties style:font-name="Arial" fo:font-size="12pt" fo:font-style="normal" style:font-size-asian="12pt" style:font-style-asian="normal" style:font-name-complex="Arial1" style:font-size-complex="12pt"/>
    </style:style>
    <style:style style:name="T15" style:family="text">
      <style:text-properties fo:color="#000000" loext:opacity="100%" style:font-name="Arial" fo:font-size="11pt" style:font-name-asian="Arial1" style:font-size-asian="11pt" style:font-name-complex="Arial1" style:font-size-complex="11pt"/>
    </style:style>
    <style:style style:name="T16" style:family="text">
      <style:text-properties style:use-window-font-color="true" loext:opacity="0%" style:font-name="Arial" fo:font-size="11pt" style:text-underline-style="none" style:font-size-asian="11pt" style:font-name-complex="Arial1" style:font-size-complex="11pt"/>
    </style:style>
    <style:style style:name="T17" style:family="text">
      <style:text-properties fo:color="#ce181e" loext:opacity="100%" style:font-name="Arial" fo:font-size="11pt" style:font-name-asian="Arial1"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articipant Information Sheet</text:span></text:p>
      <text:p text:style-name="P25"><text:span text:style-name="T2">[STUDY TITLE]</text:span></text:p>
      <text:h text:style-name="P9" text:outline-level="1"/>
      <text:h text:style-name="P12" text:outline-level="1"><text:span text:style-name="T3">Dear Research Volunteer,</text:span></text:h>
      <text:p text:style-name="P14"><text:span text:style-name="T15">You are invited to take part in a research study. Before you decide to participate, it is important for you to understand why the research is being performed and what it will involve. Please take time to read the following information carefully</text:span><text:span text:style-name="T6"> and please discuss this with others if you wish.</text:span></text:p>
      <text:p text:style-name="P18"/>
      <text:h text:style-name="P12" text:outline-level="1"><text:span text:style-name="T3">What is the purpose of the research?</text:span></text:h>
      <text:p text:style-name="P14"><text:span text:style-name="T6">Transcranial magnetic stimulation (TMS) is a non-invasive stimulation that can be used to activate the human brain.</text:span></text:p>
      <text:p text:style-name="P14"><text:span text:style-name="T6">[STUDY DESCRIPTION]</text:span></text:p>
      <text:p text:style-name="P14"><text:span text:style-name="Internet_20_link"><text:span text:style-name="T16">Please ask the investigators for more information about TMS in general, or about this study.</text:span></text:span></text:p>
      <text:p text:style-name="P17"><text:span text:style-name="Internet_20_link"><text:span text:style-name="T16"/></text:span></text:p>
      <text:h text:style-name="P12" text:outline-level="1"><text:span text:style-name="T3">Why am I being asked to take part?</text:span></text:h>
      <text:p text:style-name="P14"><text:span text:style-name="T7">You have been invited to participate, as we require a group of healthy adults, aged 18-65 years, with no history of neurological disorder to undertake this study.</text:span></text:p>
      <text:p text:style-name="P19"/>
      <text:h text:style-name="P12" text:outline-level="1"><text:span text:style-name="T3">Do I have to take part?</text:span></text:h>
      <text:p text:style-name="P14"><text:span text:style-name="T7">You are under no obligation to take part in this study. If you do decide to participate you will be asked to sign a consent form. However, following this you are free to withdraw from the study, without giving a reason, up until [TIME LIMIT] after the end of the last experimental session. If you decide not to take part or withdraw from the study then it will not affect your relationship with any of the staff at the [UNIVERSITY].</text:span></text:p>
      <text:p text:style-name="P19"/>
      <text:h text:style-name="P12" text:outline-level="1"><text:span text:style-name="T3">What will happen to me if I agree to take part?</text:span></text:h>
      <text:list xml:id="list3672713622" text:style-name="WWNum1">
        <text:list-item>
          <text:p text:style-name="P3"><text:span text:style-name="T9">Introduction:</text:span><text:span text:style-name="T11"> Upon indicating your potential interest, a member of the team will outline the study and the techniques involved and will address any initial questions you may have. We will first ask you to complete a safety questionnaire that will confirm your eligibility to participate.</text:span></text:p>
        </text:list-item>
      </text:list>
      <text:p text:style-name="P4"/>
      <text:list xml:id="list91041990846761" text:continue-numbering="true" text:style-name="WWNum1">
        <text:list-item>
          <text:p text:style-name="P3"><text:span text:style-name="T10">Set-up:</text:span><text:span text:style-name="T12"> You will be seated comfortably in a chair for the duration of the experiment which will last approximately [DURATION]. First we will show you the brain stimulation equipment, demonstrate it on ourselves, and then give you several demonstration stimuli as well. We will then place a series of sensors on the skin over four muscles in your hand and arm. These will pick up the electrical signals produced in your muscles by the brain stimulation.</text:span></text:p>
        </text:list-item>
      </text:list>
      <text:p text:style-name="P5"/>
      <text:list xml:id="list91041095465452" text:continue-numbering="true" text:style-name="WWNum1">
        <text:list-item>
          <text:p text:style-name="P3"><text:span text:style-name="T10">Calibration:</text:span><text:span text:style-name="T12"> Next, you will receive a series of single stimulations (about 50 in total) as we move the stimulator over your head. This is to determine the best stimulation position for producing contractions in your muscles. Once we find this location, we will then gradually decrease the </text:span><text:soft-page-break/><text:span text:style-name="T12">stimulation intensity until we can (almost) no longer obtain responses from the hand muscles. The calibration should take approximately 30 minutes.</text:span></text:p>
        </text:list-item>
      </text:list>
      <text:p text:style-name="P5"/>
      <text:list xml:id="list91042707610201" text:continue-numbering="true" text:style-name="WWNum1">
        <text:list-item>
          <text:p text:style-name="P3"><text:span text:style-name="T10">Main Experiment A:</text:span><text:span text:style-name="T12"> [PROCEDURE DESCRIPTION]</text:span></text:p>
        </text:list-item>
      </text:list>
      <text:p text:style-name="P5"/>
      <text:list xml:id="list91042936073930" text:continue-numbering="true" text:style-name="WWNum1">
        <text:list-item>
          <text:p text:style-name="P3"><text:span text:style-name="T10">The experiment is now complete.</text:span><text:span text:style-name="T12"> It should take around 2 hours and a half to complete the above procedures.</text:span></text:p>
        </text:list-item>
      </text:list>
      <text:p text:style-name="P6"/>
      <text:list xml:id="list91042220753720" text:continue-numbering="true" text:style-name="WWNum1">
        <text:list-item>
          <text:p text:style-name="P3"><text:span text:style-name="T12">[FUTURE SESSIONS?] We may invite you back to perform additional experimental sessions. These will be at least 7 days apart.</text:span></text:p>
        </text:list-item>
      </text:list>
      <text:p text:style-name="P5"/>
      <text:list xml:id="list91042767140179" text:continue-numbering="true" text:style-name="WWNum1">
        <text:list-item>
          <text:p text:style-name="P3"><text:span text:style-name="T10">Final note:</text:span><text:span text:style-name="T13"> We request that 24 hours before each session you avoid alcohol consumption and the use of any recreational drugs, and avoid drinking caffeinated drinks 2 hours before the session starts.</text:span><text:span text:style-name="T12"> This is required for your safety as both alcohol and caffeine may interact with the brain stimulation you will be exposed to.</text:span></text:p>
        </text:list-item>
      </text:list>
      <text:p text:style-name="P5"/>
      <text:h text:style-name="P12" text:outline-level="1"><text:span text:style-name="T3">Are there any disadvantages or risks in taking part?</text:span></text:h>
      <text:p text:style-name="P8"><text:span text:style-name="T8">All brain stimulation studies carried out within our laboratory follow international guidelines. A lead researcher ([PI NAME]) will be present for the data collection session and will be supported by one or more researchers who have received training in the safe application of TMS procedures.</text:span></text:p>
      <text:p text:style-name="P14"><text:span text:style-name="T8">The best evidence to date indicates that these procedures are not associated with or cause long-term adverse neurological or cognitive effects in healthy participants. Most participants consider TMS to be a painless procedure; however, one reported side-effect is a transient tension headache resulting from contraction of head and neck muscles during the procedure. This occurs in approximately 1 out of 30 participants and this usually responds to simple analgesia (e.g. paracetamol). Some people can also find TMS a bit noisy but this can be minimised through the use of earplugs (which we will provide).</text:span></text:p>
      <text:p text:style-name="P8"><text:span text:style-name="T8">This TMS protocol has minimal risk to participants who have no contraindications (see below). There is a very small risk of seizure associated with magnetic stimulation. However, since the method was introduced in the mid-1980s this has only happened in a handful of cases worldwide (~ 1 out of 60,000; Lerner et al., 2019, Clinical Neurophysiology [UPDATED EVIDENCE]). The majority of these incidents were in early studies in which guidelines for TMS were less clear. This risk is primarily associated with people who have a prior history of epilepsy, or other neurological conditions. We will ask you not to participate in the study if you have such a history.</text:span></text:p>
      <text:p text:style-name="P10"/>
      <text:p text:style-name="P20"/>
      <text:p text:style-name="P21"/>
      <text:p text:style-name="P14"><text:span text:style-name="T8">You must </text:span><text:span text:style-name="T4">NOT </text:span><text:span text:style-name="T8">participate in the study if you have any of the following:</text:span></text:p>
      <text:p text:style-name="P15"><text:span text:style-name="T5">(i)</text:span><text:span text:style-name="T8"> metal anywhere in the head (including shrapnel, and screws and clips from surgical procedures) other than dental work</text:span></text:p>
      <text:p text:style-name="P15"><text:span text:style-name="T5">(ii)</text:span><text:span text:style-name="T8"> cardiac pacemakers, cochlea implants or implanted medication pumps</text:span></text:p>
      <text:p text:style-name="P15"><text:span text:style-name="T5">(iii) </text:span><text:span text:style-name="T8">electrodes inside the heart which might provide a low-resistance current path to electrically sensitive tissue</text:span></text:p>
      <text:p text:style-name="P15"><text:span text:style-name="T5">(iv)</text:span><text:span text:style-name="T8"> serious heart disease</text:span></text:p>
      <text:p text:style-name="P15"><text:span text:style-name="T5">(v)</text:span><text:span text:style-name="T8"> increased intracranial pressure, as in acute large infarctions or trauma</text:span></text:p>
      <text:p text:style-name="P15"><text:span text:style-name="T5">(vi)</text:span><text:span text:style-name="T8"> a family history of epilepsy</text:span></text:p>
      <text:p text:style-name="P15"><text:span text:style-name="T5">(vii)</text:span><text:span text:style-name="T8"> a possibility that you are pregnant.</text:span></text:p>
      <text:p text:style-name="P22"/>
      <text:p text:style-name="P14"><text:span text:style-name="T7">The safety questionnaire will require you to answer questions relating to the above points, so please complete this honestly for your own safety. If you are uncertain of any answers, please contact one of the research team (contact details below). </text:span><text:span text:style-name="T8">All safety forms will be checked by [PI NAME] prior to data collection.</text:span></text:p>
      <text:p text:style-name="P23"/>
      <text:p text:style-name="P14"><text:span text:style-name="T3">What happens at the end of the research study?</text:span></text:p>
      <text:p text:style-name="P14"><text:span text:style-name="T7">All collected data will only be used for research purposes. The aim is to write up the results as a research article for publication in a scientific journal. We may also present the results in University seminars or at scientific conferences. It will not be possible to identify you in any report. We would be happy to discuss the results of the study with you and send you a copy of the results. Please contact either researcher listed at the end of this information sheet.</text:span></text:p>
      <text:p text:style-name="P19"/>
      <text:h text:style-name="P12" text:outline-level="1"><text:span text:style-name="T3">What if there is a problem?</text:span></text:h>
      <text:p text:style-name="P14"><text:span text:style-name="T7">If you have any complaint about the way the study has been conducted or any possible harm you may have suffered then please contact the lead supervisor [PI NAME]( [PI EMAIL], [PI PHONE NUMBER]). Alternatively, you can contact [UNIVERSITY CONTACT DETAILS] who is the [ROLE] at the [UNIVERSITY].</text:span></text:p>
      <text:p text:style-name="P19"/>
      <text:h text:style-name="P12" text:outline-level="1"><text:span text:style-name="T3">Will my participation be kept confidential?</text:span></text:h>
      <text:p text:style-name="P14"><text:span text:style-name="T7">Our procedures for handling, processing, storing and destroying your data are all compliant with the Data Protection Act 2018 / General Data Protection Regulations (GDPR).</text:span></text:p>
      <text:p text:style-name="P14"><text:span text:style-name="T7">All information that is collected about you during the course of the research will be kept strictly confidential. Access will be limited to approved and registered members of the research team. Recorded data will be linked to unique subject numbers and held securely on a password-protected computer system</text:span> <text:span text:style-name="T7">within the [DEPARTMENT] for [DURATION] after the study is completed.</text:span></text:p>
      <text:p text:style-name="P19"/>
      <text:h text:style-name="P12" text:outline-level="1"><text:soft-page-break/><text:span text:style-name="T3">What will happen if I do not want to carry on with the research study?</text:span></text:h>
      <text:p text:style-name="P14"><text:span text:style-name="T7">You are free to withdraw from the study, without giving a reason, at any time before or during the experimental sessions. If you do withdraw, your data will be excluded from any of the reported results. You can withdraw your data, up to two weeks following your last experimental session by contacting one of the named researchers below. After two weeks, it will not be possible to withdraw your data. If you choose to withdraw from the study then you will receive compensation or course credits on a pro-rata basis up until the point that you withdrew.</text:span></text:p>
      <text:p text:style-name="P19"/>
      <text:h text:style-name="P12" text:outline-level="1"><text:span text:style-name="T3">Who is organising and funding the research?</text:span></text:h>
      <text:p text:style-name="P16"><text:span text:style-name="T7">The research project has been funded by the [UNIVERSITY / FUNDERS] and organised by [PI NAME] ( [PI email address]) in the [PI PHYSICAL ADDRESS - DEPARTMENT].</text:span></text:p>
      <text:p text:style-name="P18"/>
      <text:h text:style-name="P12" text:outline-level="1"><text:span text:style-name="T3">Who has reviewed the study?</text:span></text:h>
      <text:p text:style-name="P14"><text:span text:style-name="T15">This study was given a favourable ethical opinion by the [ETHICS COMMITTEE] (Reference: </text:span><text:span text:style-name="T17">XXXXXXXX</text:span><text:span text:style-name="T15">).</text:span></text:p>
      <text:p text:style-name="P11"/>
      <text:p text:style-name="P11"/>
      <text:p text:style-name="P13"><text:span text:style-name="T6">Thank you for considering taking part and for taking the time to read this Information Sheet.</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US" style:font-name-complex="Cordia New"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GB" style:letter-kerning="false" style:font-name-asian="Calibri1" style:font-size-asian="10pt" style:language-asian="en" style:country-asian="US" style:font-name-complex="Cordia New"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text-align="center" style:justify-single-word="false" style:snap-to-layout-grid="false"/>
      <style:text-properties fo:font-size="14pt" fo:font-style="italic" fo:font-weight="bold" style:font-size-asian="14pt" style:font-style-asian="italic" style:font-weight-asian="bold"/>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annotation_20_text" style:display-name="annotation text" style:family="paragraph" style:parent-style-name="Standard" loext:linked-style-name="Comment_20_Text_20_Char">
      <style:paragraph-properties fo:orphans="0" fo:widows="0" style:snap-to-layout-grid="false"/>
      <style:text-properties fo:font-size="10pt" fo:language="en" fo:country="US" style:font-size-asian="10pt"/>
    </style:style>
    <style:style style:name="List_20_Paragraph" style:display-name="List Paragraph" style:family="paragraph" style:parent-style-name="Standard">
      <style:paragraph-properties fo:margin-left="1.27cm" fo:margin-right="-0.191cm" fo:margin-top="0cm" fo:margin-bottom="0cm" style:contextual-spacing="true" fo:text-align="justify" style:justify-single-word="false" fo:text-indent="-3.501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1pt"/>
    </style:style>
    <style:style style:name="Standard_20__28_user_29_" style:display-name="Standard (user)" style:family="paragraph">
      <style:paragraph-properties fo:margin-top="0cm" fo:margin-bottom="0cm" style:contextual-spacing="false" fo:line-height="100%"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_32_AutoList1" style:display-name="2AutoList1" style:family="paragraph">
      <style:paragraph-properties fo:margin-left="2.54cm" fo:margin-right="0cm" fo:margin-top="0cm" fo:margin-bottom="0cm" style:contextual-spacing="false" fo:line-height="100%" fo:text-align="justify" style:justify-single-word="false" fo:orphans="0" fo:widows="0" fo:hyphenation-ladder-count="no-limit" fo:text-indent="-1.27cm" style:auto-text-indent="false" style:writing-mode="lr-tb">
        <style:tab-stops>
          <style:tab-stop style:position="1.27cm"/>
          <style:tab-stop style:position="2.54cm"/>
        </style:tab-stops>
      </style:paragraph-properties>
      <style:text-properties style:use-window-font-color="true" loext:opacity="0%" style:font-name="Times New Roman" fo:font-family="'Times New Roman'" style:font-family-generic="roman" style:font-pitch="variable" fo:font-size="12pt" fo:language="en" fo:country="AU"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0.459cm">
        <style:tab-stops>
          <style:tab-stop style:position="7.325cm" style:type="center"/>
          <style:tab-stop style:position="14.651cm" style:type="right"/>
        </style:tab-stops>
      </style:paragraph-properties>
      <style:text-properties style:font-name="Arial" fo:font-family="Arial" style:font-family-generic="roman" style:font-pitch="variable" fo:font-size="11pt" style:font-size-asian="11pt" style:language-asian="en" style:country-asian="GB" style:font-size-complex="12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Contact_20_Numbers" style:display-name="Contact Numbers" style:family="paragraph" style:parent-style-name="Standard">
      <style:paragraph-properties fo:line-height="0.388cm" fo:keep-together="always" fo:keep-with-next="always"/>
      <style:text-properties style:font-name="Arial" fo:font-family="Arial" style:font-family-generic="roman" style:font-pitch="variable" fo:font-size="9pt" style:font-size-asian="9pt" style:language-asian="en" style:country-asian="GB" style:font-size-complex="12pt"/>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loext:linked-style-name="Comment_20_Subject_20_Char">
      <style:paragraph-properties fo:orphans="2" fo:widows="2" style:snap-to-layout-grid="true"/>
      <style:text-properties fo:language="en" fo:country="GB"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style:text-properties style:language-asian="en" style:country-asian="GB"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llowtextselection"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top="0cm" fo:margin-bottom="0cm" style:contextual-spacing="false" fo:text-align="start"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ext_20_body">
      <style:paragraph-properties fo:text-align="start" style:justify-single-word="false"/>
      <style:text-properties style:font-name="Arial" fo:font-size="11pt" fo:font-style="normal" style:font-size-asian="11pt" style:font-style-asian="normal" style:font-name-complex="Arial1" style:font-size-complex="11pt"/>
    </style:style>
    <style:style style:name="MT1" style:family="text">
      <style:text-properties style:font-name="Arial" fo:font-size="12pt" fo:font-style="normal" style:font-size-asian="12pt" style:font-style-asian="normal" style:font-name-complex="Arial1" style:font-size-complex="12pt"/>
    </style:style>
    <style:page-layout style:name="Mpm1">
      <style:page-layout-properties fo:page-width="21.001cm" fo:page-height="29.7cm" style:num-format="1" style:print-orientation="portrait" fo:margin-top="1.3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ABORATORY]</text:span></text:p>
        <text:p text:style-name="MP1"><text:span text:style-name="MT1">[DEPARTMENT]</text:span></text:p>
        <text:p text:style-name="MP1"><text:span text:style-name="MT1">[UNIVERSITY]</text:span></text:p>
        <text:p text:style-name="MP2"/>
      </style:header>
      <style:footer>
        <text:p text:style-name="MP3"><text:page-number text:select-page="current">4</text:page-number></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14:52:00</meta:creation-date>
    <meta:initial-creator>Mark van de Ruit</meta:initial-creator>
    <dc:language>en-GB</dc:language>
    <dc:date>2023-10-12T09:10:25</dc:date>
    <meta:editing-cycles>21</meta:editing-cycles>
    <meta:editing-duration>PT1H26M</meta:editing-duration>
    <meta:generator>LibreOffice/7.3.7.2$Linux_X86_64 LibreOffice_project/30$Build-2</meta:generator>
    <meta:document-statistic meta:table-count="0" meta:image-count="0" meta:object-count="0" meta:page-count="4" meta:paragraph-count="51" meta:word-count="1344" meta:character-count="8100" meta:non-whitespace-character-count="6814"/>
    <meta:user-defined meta:name="AppVersion">15.0000</meta:user-defined>
    <meta:user-defined meta:name="Company">Uob</meta:user-defined>
    <meta:user-defined meta:name="ComplianceAssetId"/>
    <meta:user-defined meta:name="ContentTypeId">0x010100D5EEC7DD3314264883B5377C7328DF13</meta:user-defined>
    <meta:user-defined meta:name="GrammarlyDocumentId" meta:value-type="string">ec7667f56d7f5a5939afb884edf8f55835ecde379ae2c971688e07820bbde8be</meta:user-defined>
    <meta:user-defined meta:name="HyperlinksChanged" meta:value-type="boolean">false</meta:user-defined>
    <meta:user-defined meta:name="LinksUpToDate" meta:value-type="boolean">false</meta:user-defined>
    <meta:user-defined meta:name="MediaServiceImageTags" meta:value-type="string"/>
    <meta:user-defined meta:name="Order" meta:value-type="float">11000</meta:user-defined>
    <meta:user-defined meta:name="ScaleCrop" meta:value-type="boolean">false</meta:user-defined>
    <meta:user-defined meta:name="ShareDoc" meta:value-type="boolean">false</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 xlink:href=""/>
  </office:meta>
</office:document-meta>
</file>